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35a0" officeooo:paragraph-rsid="001735a0" style:font-weight-asian="bold" style:font-weight-complex="bold"/>
    </style:style>
    <style:style style:name="P2" style:family="paragraph" style:parent-style-name="Standard">
      <style:text-properties fo:font-weight="normal" officeooo:rsid="00194db3" officeooo:paragraph-rsid="00194db3" style:font-weight-asian="normal" style:font-weight-complex="normal"/>
    </style:style>
    <style:style style:name="P3" style:family="paragraph" style:parent-style-name="Standard">
      <style:text-properties style:font-name="LM Mono 10" fo:font-style="normal" style:text-underline-style="none" fo:font-weight="normal" officeooo:rsid="001b7310" officeooo:paragraph-rsid="00315ab1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Liberation Serif" fo:font-style="normal" style:text-underline-style="none" fo:font-weight="normal" officeooo:rsid="00331708" officeooo:paragraph-rsid="00331708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Liberation Serif" fo:font-style="normal" style:text-underline-style="none" fo:font-weight="normal" officeooo:rsid="00385469" officeooo:paragraph-rsid="00385469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Liberation Serif" fo:font-style="normal" style:text-underline-style="solid" style:text-underline-width="auto" style:text-underline-color="font-color" fo:font-weight="normal" officeooo:rsid="00331708" officeooo:paragraph-rsid="00331708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735a0" officeooo:paragraph-rsid="001735a0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94db3" officeooo:paragraph-rsid="00194db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normal" officeooo:rsid="00194db3" officeooo:paragraph-rsid="00194db3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normal" officeooo:rsid="00194db3" officeooo:paragraph-rsid="001a3674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weight="normal" officeooo:rsid="001735a0" officeooo:paragraph-rsid="001735a0" style:font-weight-asian="normal" style:font-weight-complex="normal"/>
    </style:style>
    <style:style style:name="P12" style:family="paragraph" style:parent-style-name="Standard">
      <style:text-properties fo:font-style="normal" fo:font-weight="normal" officeooo:rsid="005612a8" officeooo:paragraph-rsid="005612a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577170" officeooo:paragraph-rsid="0057717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735a0" officeooo:paragraph-rsid="001735a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577170" officeooo:paragraph-rsid="0057717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normal" officeooo:rsid="00194db3" officeooo:paragraph-rsid="001a367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Liberation Serif" fo:font-style="normal" style:text-underline-style="none" fo:font-weight="normal" officeooo:rsid="0046bde8" officeooo:paragraph-rsid="00331708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Liberation Serif" fo:font-style="normal" style:text-underline-style="none" fo:font-weight="normal" officeooo:rsid="00309877" officeooo:paragraph-rsid="0030987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Liberation Serif" fo:font-style="normal" style:text-underline-style="none" fo:font-weight="normal" officeooo:rsid="00309877" officeooo:paragraph-rsid="001b731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iberation Serif" fo:font-style="normal" style:text-underline-style="none" fo:font-weight="normal" officeooo:rsid="005be13c" officeooo:paragraph-rsid="005be13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Liberation Serif" fo:font-style="normal" style:text-underline-style="none" fo:font-weight="normal" officeooo:rsid="005be13c" officeooo:paragraph-rsid="005da25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Liberation Serif" fo:font-style="normal" style:text-underline-style="none" fo:font-weight="normal" officeooo:rsid="005be13c" officeooo:paragraph-rsid="005ea3d2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Liberation Serif" fo:font-style="normal" style:text-underline-style="none" fo:font-weight="normal" officeooo:rsid="005da25c" officeooo:paragraph-rsid="005da25c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Liberation Serif" fo:font-style="normal" style:text-underline-style="none" fo:font-weight="normal" officeooo:rsid="00676604" officeooo:paragraph-rsid="00676604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Liberation Serif" fo:font-style="normal" style:text-underline-style="solid" style:text-underline-width="auto" style:text-underline-color="font-color" fo:font-weight="normal" officeooo:rsid="00309877" officeooo:paragraph-rsid="0030987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LM Mono 10" fo:font-style="normal" style:text-underline-style="none" fo:font-weight="normal" officeooo:rsid="00309877" officeooo:paragraph-rsid="001b7310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M Mono 10" fo:font-style="normal" style:text-underline-style="none" fo:font-weight="normal" officeooo:rsid="00309877" officeooo:paragraph-rsid="005c6302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LM Mono 10" fo:font-style="normal" style:text-underline-style="none" fo:font-weight="normal" officeooo:rsid="00309877" officeooo:paragraph-rsid="005da25c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LM Mono 10" fo:font-style="normal" style:text-underline-style="none" fo:font-weight="normal" officeooo:rsid="00309877" officeooo:paragraph-rsid="005ea3d2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4ae43" style:font-style-asian="italic" style:font-style-complex="italic"/>
    </style:style>
    <style:style style:name="T3" style:family="text">
      <style:text-properties fo:font-style="italic" officeooo:rsid="00577170" style:font-style-asian="italic" style:font-style-complex="italic"/>
    </style:style>
    <style:style style:name="T4" style:family="text">
      <style:text-properties fo:font-style="italic" officeooo:rsid="005c6302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b012f" style:font-style-asian="normal" style:font-style-complex="normal"/>
    </style:style>
    <style:style style:name="T7" style:family="text">
      <style:text-properties officeooo:rsid="00549a2c"/>
    </style:style>
    <style:style style:name="T8" style:family="text">
      <style:text-properties officeooo:rsid="0057d631"/>
    </style:style>
    <style:style style:name="T9" style:family="text">
      <style:text-properties officeooo:rsid="0058f751"/>
    </style:style>
    <style:style style:name="T10" style:family="text">
      <style:text-properties officeooo:rsid="005a7ec2"/>
    </style:style>
    <style:style style:name="T11" style:family="text">
      <style:text-properties officeooo:rsid="005c6302"/>
    </style:style>
    <style:style style:name="T12" style:family="text">
      <style:text-properties officeooo:rsid="005da25c"/>
    </style:style>
    <style:style style:name="T13" style:family="text">
      <style:text-properties officeooo:rsid="005ea3d2"/>
    </style:style>
    <style:style style:name="T14" style:family="text">
      <style:text-properties officeooo:rsid="005fbf58"/>
    </style:style>
    <style:style style:name="T15" style:family="text">
      <style:text-properties officeooo:rsid="006209ae"/>
    </style:style>
    <style:style style:name="T16" style:family="text">
      <style:text-properties officeooo:rsid="0067f596"/>
    </style:style>
    <style:style style:name="T17" style:family="text">
      <style:text-properties officeooo:rsid="006872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et<text:span text:style-name="T7">3</text:span>D tutorial</text:p>
      <text:p text:style-name="P1"/>
      <text:p text:style-name="P11">This tutorial illustrates how to use unet<text:span text:style-name="T7">3</text:span>D.py to highlight cell contours. We will use some synthetic data generated with <text:span text:style-name="T1">generateSynthCellsImage</text:span><text:span text:style-name="T2">3D</text:span><text:span text:style-name="T1"> </text:span><text:span text:style-name="T5">from </text:span><text:span text:style-name="T1">gpfunctions.py.</text:span></text:p>
      <text:p text:style-name="P11"><text:span text:style-name="T1"/></text:p>
      <text:p text:style-name="P12">The script unet3D.py is very similar to unet2D.py in terms of parameters – the only difference is that unet3D.py only works on single-channel images, thus the parameter <text:span text:style-name="T1">nChannels</text:span> is not present. Given the similarities, we recommend the reader to first look at the unet2D tutorial.</text:p>
      <text:p text:style-name="P12"/>
      <text:p text:style-name="P13">Note that this tutorial merely intends to show how to use the script, not how to get the best possible segmentation results.</text:p>
      <text:p text:style-name="P7"/>
      <text:p text:style-name="P7"/>
      <text:p text:style-name="P9">1. Data Generation</text:p>
      <text:p text:style-name="P8"/>
      <text:p text:style-name="P2"><text:span text:style-name="T5">The auxiliary notebook </text:span><text:span text:style-name="T1">t0</text:span><text:span text:style-name="T3">4</text:span><text:span text:style-name="T1">_unet</text:span><text:span text:style-name="T3">3</text:span><text:span text:style-name="T1">D.ipynb</text:span><text:span text:style-name="T5"> contains 3 code cells to generate training, test, and deployment data. Please refer to that </text:span><text:span text:style-name="T6">file</text:span><text:span text:style-name="T5"> for this step.</text:span></text:p>
      <text:p text:style-name="P8"/>
      <text:p text:style-name="P8"/>
      <text:p text:style-name="P10">2. Training</text:p>
      <text:p text:style-name="P10"/>
      <text:p text:style-name="P15">With the data generated as above, the following configuration could be used when training from scratch:</text:p>
      <text:p text:style-name="P10"/>
      <text:p text:style-name="P26">restoreVariables = <text:span text:style-name="T8">False</text:span></text:p>
      <text:p text:style-name="P26">train = <text:span text:style-name="T8">True</text:span></text:p>
      <text:p text:style-name="P26">test = <text:span text:style-name="T8">False</text:span></text:p>
      <text:p text:style-name="P26">deploy = <text:span text:style-name="T8">False</text:span></text:p>
      <text:p text:style-name="P26">deployImagePathIn = 'tutorials/DataForUNet3D/Deploy_In/I00000_Img.tif'</text:p>
      <text:p text:style-name="P26">deployFolderPathIn = 'tutorials/DataForUNet3D/Deploy_In'</text:p>
      <text:p text:style-name="P26">deployFolderPathOut = 'tutorials/DataForUNet3D/Deploy_Out'</text:p>
      <text:p text:style-name="P26">imSize = 60</text:p>
      <text:p text:style-name="P26">nClasses = 2</text:p>
      <text:p text:style-name="P26">batchSize = 4</text:p>
      <text:p text:style-name="P26">modelPathIn = 'Models/unet3D_v0.ckpt'</text:p>
      <text:p text:style-name="P26">modelPathOut ='Models/unet3D_v0.ckpt'</text:p>
      <text:p text:style-name="P26">reSplitTrainSet = <text:span text:style-name="T9">True</text:span></text:p>
      <text:p text:style-name="P26">trainSetSplitPath = 'Models/trainSetSplit3D.data'</text:p>
      <text:p text:style-name="P26">logDir = 'Logs/unet3D'</text:p>
      <text:p text:style-name="P26">logPath = 'Logs/unet3D_TestSample.tif'</text:p>
      <text:p text:style-name="P26">imPath = 'tutorials/DataForUNet3D/Train_60'</text:p>
      <text:p text:style-name="P26">imPathTest = 'tutorials/DataForUNet3D/Test'</text:p>
      <text:p text:style-name="P26">nFeatMapsList = [16,32,64]</text:p>
      <text:p text:style-name="P26">learningRate = 0.00001</text:p>
      <text:p text:style-name="P26">nEpochs = <text:span text:style-name="T10">50</text:span></text:p>
      <text:p text:style-name="P26"><text:soft-page-break/>useGPU = True</text:p>
      <text:p text:style-name="P19"/>
      <text:p text:style-name="P18"/>
      <text:p text:style-name="P25">3. Fine-Tuning</text:p>
      <text:p text:style-name="P25"/>
      <text:p text:style-name="P20">To fine-tune a previously trained model, one could use the following settings. <text:span text:style-name="T11">Notice the differences from the configuration above are in </text:span><text:span text:style-name="T4">restoreVariables</text:span><text:span text:style-name="T11">, </text:span><text:span text:style-name="T4">modelPathOut</text:span><text:span text:style-name="T11">, and </text:span><text:span text:style-name="T4">reSplitTrainSet</text:span><text:span text:style-name="T11">.</text:span></text:p>
      <text:p text:style-name="P20"/>
      <text:p text:style-name="P27">restoreVariables = <text:span text:style-name="T11">True</text:span></text:p>
      <text:p text:style-name="P27">train = <text:span text:style-name="T8">True</text:span></text:p>
      <text:p text:style-name="P27">test = <text:span text:style-name="T8">False</text:span></text:p>
      <text:p text:style-name="P27">deploy = <text:span text:style-name="T8">False</text:span></text:p>
      <text:p text:style-name="P27">deployImagePathIn = 'tutorials/DataForUNet3D/Deploy_In/I00000_Img.tif'</text:p>
      <text:p text:style-name="P27">deployFolderPathIn = 'tutorials/DataForUNet3D/Deploy_In'</text:p>
      <text:p text:style-name="P27">deployFolderPathOut = 'tutorials/DataForUNet3D/Deploy_Out'</text:p>
      <text:p text:style-name="P27">imSize = 60</text:p>
      <text:p text:style-name="P27">nClasses = 2</text:p>
      <text:p text:style-name="P27">batchSize = 4</text:p>
      <text:p text:style-name="P27">modelPathIn = 'Models/unet3D_v0.ckpt'</text:p>
      <text:p text:style-name="P27">modelPathOut ='Models/unet3D_v<text:span text:style-name="T11">1</text:span>.ckpt'</text:p>
      <text:p text:style-name="P27">reSplitTrainSet = <text:span text:style-name="T11">False</text:span></text:p>
      <text:p text:style-name="P27">trainSetSplitPath = 'Models/trainSetSplit3D.data'</text:p>
      <text:p text:style-name="P27">logDir = 'Logs/unet3D'</text:p>
      <text:p text:style-name="P27">logPath = 'Logs/unet3D_TestSample.tif'</text:p>
      <text:p text:style-name="P27">imPath = 'tutorials/DataForUNet3D/Train_60'</text:p>
      <text:p text:style-name="P27">imPathTest = 'tutorials/DataForUNet3D/Test'</text:p>
      <text:p text:style-name="P27">nFeatMapsList = [16,32,64]</text:p>
      <text:p text:style-name="P27">learningRate = 0.00001</text:p>
      <text:p text:style-name="P27">nEpochs = <text:span text:style-name="T10">50</text:span></text:p>
      <text:p text:style-name="P27">useGPU = True</text:p>
      <text:p text:style-name="P25"/>
      <text:p text:style-name="P3"/>
      <text:p text:style-name="P6">4. Testing</text:p>
      <text:p text:style-name="P4"/>
      <text:p text:style-name="P23">In testing mode, the configuration is <text:span text:style-name="T16">like so</text:span>:</text:p>
      <text:p text:style-name="P21"/>
      <text:p text:style-name="P28">restoreVariables = <text:span text:style-name="T11">True</text:span></text:p>
      <text:p text:style-name="P28">train = <text:span text:style-name="T12">False</text:span></text:p>
      <text:p text:style-name="P28">test = <text:span text:style-name="T12">True</text:span></text:p>
      <text:p text:style-name="P28">deploy = <text:span text:style-name="T8">False</text:span></text:p>
      <text:p text:style-name="P28">deployImagePathIn = 'tutorials/DataForUNet3D/Deploy_In/I00000_Img.tif'</text:p>
      <text:p text:style-name="P28">deployFolderPathIn = 'tutorials/DataForUNet3D/Deploy_In'</text:p>
      <text:p text:style-name="P28">deployFolderPathOut = 'tutorials/DataForUNet3D/Deploy_Out'</text:p>
      <text:p text:style-name="P28">imSize = 60</text:p>
      <text:p text:style-name="P28"><text:soft-page-break/>nClasses = 2</text:p>
      <text:p text:style-name="P28">batchSize = 4</text:p>
      <text:p text:style-name="P28">modelPathIn = 'Models/unet3D_v0.ckpt'</text:p>
      <text:p text:style-name="P28">modelPathOut ='Models/unet3D_v<text:span text:style-name="T11">1</text:span>.ckpt'</text:p>
      <text:p text:style-name="P28">reSplitTrainSet = <text:span text:style-name="T11">False</text:span></text:p>
      <text:p text:style-name="P28">trainSetSplitPath = 'Models/trainSetSplit3D.data'</text:p>
      <text:p text:style-name="P28">logDir = 'Logs/unet3D'</text:p>
      <text:p text:style-name="P28">logPath = 'Logs/unet3D_TestSample.tif'</text:p>
      <text:p text:style-name="P28">imPath = 'tutorials/DataForUNet3D/Train_60'</text:p>
      <text:p text:style-name="P28">imPathTest = 'tutorials/DataForUNet3D/Test'</text:p>
      <text:p text:style-name="P28">nFeatMapsList = [16,32,64]</text:p>
      <text:p text:style-name="P28">learningRate = 0.00001</text:p>
      <text:p text:style-name="P28">nEpochs = <text:span text:style-name="T10">50</text:span></text:p>
      <text:p text:style-name="P28">useGPU = True</text:p>
      <text:p text:style-name="P5"/>
      <text:p text:style-name="P4"/>
      <text:p text:style-name="P6">5. Deployment</text:p>
      <text:p text:style-name="P17"/>
      <text:p text:style-name="P24"><text:span text:style-name="T17">And h</text:span>ere’s what deployment mode settings look like:</text:p>
      <text:p text:style-name="P22"/>
      <text:p text:style-name="P29">restoreVariables = <text:span text:style-name="T11">True</text:span></text:p>
      <text:p text:style-name="P29">train = <text:span text:style-name="T12">False</text:span></text:p>
      <text:p text:style-name="P29">test = <text:span text:style-name="T14">False</text:span></text:p>
      <text:p text:style-name="P29">deploy = <text:span text:style-name="T14">True</text:span></text:p>
      <text:p text:style-name="P29">deployImagePathIn = 'tutorials/DataForUNet3D/Deploy_In/I00000_Img.tif'</text:p>
      <text:p text:style-name="P29">deployFolderPathIn = 'tutorials/DataForUNet3D/Deploy_In'</text:p>
      <text:p text:style-name="P29">deployFolderPathOut = 'tutorials/DataForUNet3D/Deploy_Out'</text:p>
      <text:p text:style-name="P29">imSize = 60</text:p>
      <text:p text:style-name="P29">nClasses = 2</text:p>
      <text:p text:style-name="P29">batchSize = 4</text:p>
      <text:p text:style-name="P29">modelPathIn = 'Models/unet3D_v0.ckpt'</text:p>
      <text:p text:style-name="P29">modelPathOut ='Models/unet3D_v<text:span text:style-name="T11">1</text:span>.ckpt'</text:p>
      <text:p text:style-name="P29">reSplitTrainSet = <text:span text:style-name="T11">False</text:span></text:p>
      <text:p text:style-name="P29">trainSetSplitPath = 'Models/trainSetSplit3D.data'</text:p>
      <text:p text:style-name="P29">logDir = 'Logs/unet3D'</text:p>
      <text:p text:style-name="P29">logPath = 'Logs/unet3D_TestSample.tif'</text:p>
      <text:p text:style-name="P29">imPath = 'tutorials/DataForUNet3D/Train_60'</text:p>
      <text:p text:style-name="P29">imPathTest = 'tutorials/DataForUNet3D/Test'</text:p>
      <text:p text:style-name="P29">nFeatMapsList = [16,32,64]</text:p>
      <text:p text:style-name="P29">learningRate = 0.00001</text:p>
      <text:p text:style-name="P29">nEpochs = <text:span text:style-name="T10">50</text:span></text:p>
      <text:p text:style-name="P29">useGPU = Tr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6:15:35.719370397</meta:creation-date>
    <dc:date>2021-02-24T12:41:27.033887216</dc:date>
    <meta:editing-duration>PT2H25M42S</meta:editing-duration>
    <meta:editing-cycles>67</meta:editing-cycles>
    <meta:generator>LibreOffice/6.0.7.3$Linux_X86_64 LibreOffice_project/00m0$Build-3</meta:generator>
    <meta:document-statistic meta:table-count="0" meta:image-count="0" meta:object-count="0" meta:page-count="3" meta:paragraph-count="102" meta:word-count="441" meta:character-count="3778" meta:non-whitespace-character-count="3438"/>
  </office:meta>
</office:document-meta>
</file>